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99f34"/>
    </style:style>
    <style:style style:name="P2" style:family="paragraph" style:parent-style-name="Standard">
      <style:text-properties officeooo:paragraph-rsid="0019ec1c"/>
    </style:style>
    <style:style style:name="P3" style:family="paragraph" style:parent-style-name="Standard">
      <style:text-properties officeooo:paragraph-rsid="00199f34"/>
    </style:style>
    <style:style style:name="P4" style:family="paragraph" style:parent-style-name="Standard">
      <style:text-properties officeooo:rsid="001b4797" officeooo:paragraph-rsid="001b4797"/>
    </style:style>
    <style:style style:name="T1" style:family="text">
      <style:text-properties fo:font-size="18pt" style:font-size-asian="18pt" style:font-size-complex="18pt"/>
    </style:style>
    <style:style style:name="T2" style:family="text">
      <style:text-properties fo:font-size="18pt" officeooo:rsid="000c18df" style:font-size-asian="18pt" style:font-size-complex="18pt"/>
    </style:style>
    <style:style style:name="T3" style:family="text">
      <style:text-properties fo:font-size="18pt" officeooo:rsid="000c9cec" style:font-size-asian="18pt" style:font-size-complex="18pt"/>
    </style:style>
    <style:style style:name="T4" style:family="text">
      <style:text-properties fo:font-size="18pt" officeooo:rsid="0010cf62" style:font-size-asian="18pt" style:font-size-complex="18pt"/>
    </style:style>
    <style:style style:name="T5" style:family="text">
      <style:text-properties fo:font-size="18pt" officeooo:rsid="0011cd00" style:font-size-asian="18pt" style:font-size-complex="18pt"/>
    </style:style>
    <style:style style:name="T6" style:family="text">
      <style:text-properties fo:font-size="18pt" officeooo:rsid="001399dd" style:font-size-asian="18pt" style:font-size-complex="18pt"/>
    </style:style>
    <style:style style:name="T7" style:family="text">
      <style:text-properties fo:font-size="18pt" officeooo:rsid="00157437" style:font-size-asian="18pt" style:font-size-complex="18pt"/>
    </style:style>
    <style:style style:name="T8" style:family="text">
      <style:text-properties fo:font-size="18pt" officeooo:rsid="00182684" style:font-size-asian="18pt" style:font-size-complex="18pt"/>
    </style:style>
    <style:style style:name="T9" style:family="text">
      <style:text-properties fo:font-size="18pt" officeooo:rsid="00199f34" style:font-size-asian="18pt" style:font-size-complex="18pt"/>
    </style:style>
    <style:style style:name="T10" style:family="text">
      <style:text-properties fo:font-size="18pt" officeooo:rsid="0019ec1c"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B</text:span><text:span text:style-name="T1">ilal Tekin</text:span></text:p>
      <text:p text:style-name="P4"><text:span text:style-name="T1">2017400264</text:span></text:p>
      <text:p text:style-name="P4"><text:span text:style-name="T1"><text:tab/><text:tab/><text:tab/>CMPE 230 PROJECT 1</text:span></text:p>
      <text:p text:style-name="P1"><text:span text:style-name="T2"/></text:p>
      <text:p text:style-name="P1"><text:span text:style-name="T2">When I was starting to prepare this project, I knew that the most important thing is the parsing. If my code parses the given input, the other processes are just knowledge which can be learned from any reference such as duckduckgo.com etc. First of all, I created a plan which explains methods that my project should have. These methods </text:span><text:span text:style-name="T5">would do</text:span><text:span text:style-name="T2"> the necessary basic processes such as parsing the input, checking the spaces which is not needed in the line. There are about 10 methods which do the </text:span><text:span text:style-name="T5">similar</text:span><text:span text:style-name="T2"> thing</text:span><text:span text:style-name="T5">s</text:span><text:span text:style-name="T2">. Names of some of them are “checkSpace, checkQuotationMarks, checkSingleQuotationMark, checkComma, checkSemiColon,CheckForJumpConditions </text:span><text:span text:style-name="T4">etc.”</text:span><text:span text:style-name="T2"> I wr</text:span><text:span text:style-name="T4">o</text:span><text:span text:style-name="T2">te a while loop </text:span><text:span text:style-name="T4">inside my main function </text:span><text:span text:style-name="T2">and it works until end of the input file. </text:span><text:span text:style-name="T4">When I read the lines inside the input file, I checks many things and do the necessary things. For example, I trims the spaces, lowers the characters, if there </text:span><text:span text:style-name="T5">are</text:span><text:span text:style-name="T4"> symbols such as ‘\r\n’ ,they are deleted, etc. </text:span><text:span text:style-name="T2">I put every line into a vector and put variables into a separate vector. </text:span><text:span text:style-name="T4">When I say variables, I mean variable objects because I created two ‘struct’. One is for db variables and the other for the dw variables. These structs contain informartion about variables. Such as name, value, type, and memory address of variables. Other than variables I also create</text:span><text:span text:style-name="T9">d</text:span><text:span text:style-name="T4"> Label Struct for putting information of label content. And I put all these variable and label objects into vectors. These two vectors make everyhing easy to understand and process. </text:span><text:span text:style-name="T5">I created flags, jmpConditions as boolean variables and registers as unsigned short and also pointers for registers. Pointers makes our work much easier. Type of some of these pointers are unsigned char and others are unsigned short because unsigned short registers are consist of two unsigned char registers. </text:span><text:span text:style-name="T4">When reading all lines inside input file finishes, </text:span><text:span text:style-name="T2"><text:s/>I called necessary methods before process labels. These methods’ purpose is to check the invalid </text:span><text:soft-page-break/><text:span text:style-name="T2">words such as invalid variable names, and labels etc. <text:s/>I also create</text:span><text:span text:style-name="T9">d</text:span><text:span text:style-name="T2"> a method whose name is ‘</text:span><text:span text:style-name="T1">checkForCompatibility’ </text:span><text:span text:style-name="T3">to check whether the given line is correct. For example, If line is ‘move ax,bl’ it will give an error, or if line is ‘add al,[1000000000]’ it will also give error because these lines are wrong and assembly will give error. </text:span><text:span text:style-name="T5">There are also ’constructMemory’, and ‘determineLabelVariables’ methods, which put values into memory and determine all variables in the file. I created ‘determineLabelVariables’ functions before some questions and answers in the piazza. This method detects all variables inside input file not just variables after int 20h. It is not necessary anymore but it is not harmful. </text:span><text:span text:style-name="T3">I created <text:s/>‘exitFromExecution’ Method, and this method gets a parameter which is the error message and exits with error code 1. ‘exitFromExecution’ </text:span><text:span text:style-name="T9">method is called in case of any error to terminate program.</text:span><text:span text:style-name="T3"> <text:s/>After that, labels </text:span><text:span text:style-name="T6">will be</text:span><text:span text:style-name="T3"> prosessed. </text:span><text:span text:style-name="T6">To learn what is the instruction I made some checks. If the line is consist of 3 words I will send </text:span><text:span text:style-name="T9">the line</text:span><text:span text:style-name="T6"> to ‘twoWordsComma’ method, like wise if it is four words I send </text:span><text:span text:style-name="T9">it</text:span><text:span text:style-name="T6"> to ‘thirdWordsComma’ method to determine words (Instuctions such as mov,ax,bx,[0100h] etc.). If it is just two words It is easy to parse line into words via ‘getLinestreamLine’ method. There are two main methods which process Instuctions. One for two word instuctions namely, ’processOneWordInstructions’ , this method process</text:span><text:span text:style-name="T10">es</text:span><text:span text:style-name="T6"> all ‘int,mul,div,push,inc,dec,not,pop’ instructions. The other method is ‘processTwoWordsInstructions’ for the rest of the instructions.</text:span></text:p>
      <text:p text:style-name="P2"><text:span text:style-name="T6">For every line, I check whether there is any register or variable in the line. According to the result of this check, I call different methods which </text:span><text:span text:style-name="T7">carry out</text:span><text:span text:style-name="T6"> the same instruction but for different types such as registers,variables,memory location etc. For example, </text:span><text:span text:style-name="T7">in </text:span><text:span text:style-name="T6">‘moveValueToReg’ </text:span><text:span text:style-name="T7">method, as its name suggests, it moves the value to the register. When I </text:span><text:span text:style-name="T10">say</text:span><text:span text:style-name="T7"> move, I mean all mov and other instructions not only mov.</text:span><text:span text:style-name="T6"> <text:s/>‘moveValueToVariable’ </text:span><text:span text:style-name="T7">method moves the value to variable and, ‘instructionForBrakets’ methods is completely for brakets which means memory locations. </text:span><text:soft-page-break/><text:span text:style-name="T7">If there is an instruction, we should determine at least one value to move that value to the first value. I do this step with my excellent method which determine and return values of parameter. This method is ‘determineValueOfInstruction’. Thanks to this method, after determinin first word, “first word of ‘mov ax,bx’ is ax.”, I call move</text:span><text:span text:style-name="T10">V</text:span><text:span text:style-name="T7">alue functions and via ‘determineValueOfInstruction’ method, I determine value, and the hardest part finishes. </text:span><text:span text:style-name="T8">To be consistent, We should convert all numbers into a single number system. Because in the input file, hexadecimal, binary, decimal etc systems can be given. This can be very hard to process, but I made this simple by some functions. These functions convert all number systems into decimal. I checked the words if it starts with a number and ends with ‘b or h or d or number’, and if situation is this, I just call <text:s/>‘binToDec’ or ‘hexToDec’ functions and return the result value. There are 3 very useful methods I created. These method get a number and return the wanted bits. For example, ‘getSixteenBitValueOfNumber’,or ‘getRightEightBitValueOfNumber’ method, as its name tells, when a sixteen or more </text:span><text:span text:style-name="T10">than </text:span><text:span text:style-name="T8">sixteen bit number i</text:span><text:span text:style-name="T10">s</text:span><text:span text:style-name="T8"> in the same line with the 8 bit registers or variables, I just call that method and get necessary bits and finish the process. In this project, I created Many method to avoid repetition of code, and many utility functions to make the project dynamic. I also add some necessary method such as ‘print_16bitregs’,’printBits’ to debug my code easily. As a summary, The whole thing which I learned from this project, the parsing and determination is very important and the left is just som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6:56:58.631334484</meta:creation-date>
    <dc:date>2020-04-09T20:15:40.875651626</dc:date>
    <meta:editing-duration>PT10M26S</meta:editing-duration>
    <meta:editing-cycles>7</meta:editing-cycles>
    <meta:generator>LibreOffice/6.0.7.3$Linux_X86_64 LibreOffice_project/00m0$Build-3</meta:generator>
    <meta:document-statistic meta:table-count="0" meta:image-count="0" meta:object-count="0" meta:page-count="3" meta:paragraph-count="5" meta:word-count="943" meta:character-count="5842" meta:non-whitespace-character-count="4895"/>
  </office:meta>
</office:document-meta>
</file>